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decc" officeooo:paragraph-rsid="000adecc"/>
    </style:style>
    <style:style style:name="P2" style:family="paragraph" style:parent-style-name="Title">
      <style:text-properties officeooo:rsid="000adecc" officeooo:paragraph-rsid="000adecc"/>
    </style:style>
    <style:style style:name="T1" style:family="text">
      <style:text-properties officeooo:rsid="000c9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sentation des objectifs <text:span text:style-name="T1">et contraintes pour la</text:span> création d<text:span text:style-name="T1">'un</text:span> site web pour l'entreprise Joël Diaz et fils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9:45:43.423521220</meta:creation-date>
    <dc:date>2016-07-26T19:49:44.333915257</dc:date>
    <meta:editing-duration>PT2M1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7" meta:character-count="108" meta:non-whitespace-character-count="92"/>
  </office:meta>
</office:document-meta>
</file>